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753cm" svg:height="10.891cm" svg:x="30.397cm" svg:y="3.346cm">
            <draw:object draw:notify-on-update-of-ranges="Sheet1.A3:Sheet1.A102 Sheet1.A1:Sheet1.A1 Sheet1.B3:Sheet1.B102 Sheet1.C1:Sheet1.C1 Sheet1.D3:Sheet1.D102 Sheet1.C3:Sheet1.C102 Sheet1.E1:Sheet1.E1 Sheet1.F3:Sheet1.F102 Sheet1.E3:Sheet1.E102 Sheet1.G1:Sheet1.G1 Sheet1.H3:Sheet1.H102 Sheet1.G3:Sheet1.G102 Sheet1.I1:Sheet1.I1 Sheet1.J3:Sheet1.J102 Sheet1.I3:Sheet1.I102 Sheet1.K1:Sheet1.K1 Sheet1.L3:Sheet1.L102 Sheet1.K3:Sheet1.K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mp1</text:p>
          </table:table-cell>
          <table:covered-table-cell/>
          <table:table-cell table:style-name="ce1" office:value-type="string" calcext:value-type="string" table:number-columns-spanned="2" table:number-rows-spanned="1">
            <text:p>Omp2</text:p>
          </table:table-cell>
          <table:covered-table-cell/>
          <table:table-cell table:style-name="ce1" office:value-type="string" calcext:value-type="string" table:number-columns-spanned="2" table:number-rows-spanned="1">
            <text:p>Omp4</text:p>
          </table:table-cell>
          <table:covered-table-cell/>
          <table:table-cell table:style-name="ce1" office:value-type="string" calcext:value-type="string" table:number-columns-spanned="2" table:number-rows-spanned="1">
            <text:p>Omp8</text:p>
          </table:table-cell>
          <table:covered-table-cell/>
          <table:table-cell table:style-name="ce1" office:value-type="string" calcext:value-type="string" table:number-columns-spanned="2" table:number-rows-spanned="1">
            <text:p>Omp16</text:p>
          </table:table-cell>
          <table:covered-table-cell/>
          <table:table-cell table:style-name="ce1" office:value-type="string" calcext:value-type="string" table:number-columns-spanned="2" table:number-rows-spanned="1">
            <text:p>Omp32</text:p>
          </table:table-cell>
          <table:covered-table-cell/>
        </table:table-row>
        <table:table-row table:style-name="ro1">
          <table:table-cell office:value-type="string" calcext:value-type="string">
            <text:p>unknow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know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know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know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know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know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68" calcext:value-type="float">
            <text:p>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853" calcext:value-type="float">
            <text:p>13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00" calcext:value-type="float">
            <text:p>5900</text:p>
          </table:table-cell>
          <table:table-cell office:value-type="float" office:value="6" calcext:value-type="float">
            <text:p>6</text:p>
          </table:table-cell>
          <table:table-cell office:value-type="float" office:value="5929" calcext:value-type="float">
            <text:p>5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612" calcext:value-type="float">
            <text:p>276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47" calcext:value-type="float">
            <text:p>2047</text:p>
          </table:table-cell>
          <table:table-cell office:value-type="float" office:value="4" calcext:value-type="float">
            <text:p>4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399" calcext:value-type="float">
            <text:p>10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46" calcext:value-type="float">
            <text:p>2346</text:p>
          </table:table-cell>
          <table:table-cell office:value-type="float" office:value="4" calcext:value-type="float">
            <text:p>4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22" calcext:value-type="float">
            <text:p>5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878" calcext:value-type="float">
            <text:p>10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70" calcext:value-type="float">
            <text:p>5070</text:p>
          </table:table-cell>
          <table:table-cell office:value-type="float" office:value="6" calcext:value-type="float">
            <text:p>6</text:p>
          </table:table-cell>
          <table:table-cell office:value-type="float" office:value="5549" calcext:value-type="float">
            <text:p>5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72" calcext:value-type="float">
            <text:p>26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35" calcext:value-type="float">
            <text:p>19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12" calcext:value-type="float">
            <text:p>5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723" calcext:value-type="float">
            <text:p>8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13" calcext:value-type="float">
            <text:p>37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885" calcext:value-type="float">
            <text:p>20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9" calcext:value-type="float">
            <text:p>3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76" calcext:value-type="float">
            <text:p>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251" calcext:value-type="float">
            <text:p>9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42" calcext:value-type="float">
            <text:p>3342</text:p>
          </table:table-cell>
          <table:table-cell office:value-type="float" office:value="6" calcext:value-type="float">
            <text:p>6</text:p>
          </table:table-cell>
          <table:table-cell office:value-type="float" office:value="4947" calcext:value-type="float">
            <text:p>4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7" calcext:value-type="float">
            <text:p>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514" calcext:value-type="float">
            <text:p>18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69" calcext:value-type="float">
            <text:p>1469</text:p>
          </table:table-cell>
          <table:table-cell office:value-type="float" office:value="4" calcext:value-type="float">
            <text:p>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74" calcext:value-type="float">
            <text:p>14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94" calcext:value-type="float">
            <text:p>4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544" calcext:value-type="float">
            <text:p>7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2" calcext:value-type="float">
            <text:p>2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04" calcext:value-type="float">
            <text:p>1804</text:p>
          </table:table-cell>
          <table:table-cell office:value-type="float" office:value="4" calcext:value-type="float">
            <text:p>4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57" calcext:value-type="float">
            <text:p>163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7" calcext:value-type="float">
            <text:p>2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57" calcext:value-type="float">
            <text:p>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94" calcext:value-type="float">
            <text:p>8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30" calcext:value-type="float">
            <text:p>2630</text:p>
          </table:table-cell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9" calcext:value-type="float">
            <text:p>1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96" calcext:value-type="float">
            <text:p>15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  <table:table-cell office:value-type="float" office:value="4" calcext:value-type="float">
            <text:p>4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95" calcext:value-type="float">
            <text:p>1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23" calcext:value-type="float">
            <text:p>4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893" calcext:value-type="float">
            <text:p>6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58" calcext:value-type="float">
            <text:p>138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78" calcext:value-type="float">
            <text:p>3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68" calcext:value-type="float">
            <text:p>7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float" office:value="6" calcext:value-type="float">
            <text:p>6</text:p>
          </table:table-cell>
          <table:table-cell office:value-type="float" office:value="4170" calcext:value-type="float">
            <text:p>4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30" calcext:value-type="float">
            <text:p>133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25" calcext:value-type="float">
            <text:p>11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02" calcext:value-type="float">
            <text:p>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12" calcext:value-type="float">
            <text:p>1612</text:p>
          </table:table-cell>
          <table:table-cell office:value-type="float" office:value="4" calcext:value-type="float">
            <text:p>4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46" calcext:value-type="float">
            <text:p>1334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943" calcext:value-type="float">
            <text:p>6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4" calcext:value-type="float">
            <text:p>2254</text:p>
          </table:table-cell>
          <table:table-cell office:value-type="float" office:value="6" calcext:value-type="float">
            <text:p>6</text:p>
          </table:table-cell>
          <table:table-cell office:value-type="float" office:value="3957" calcext:value-type="float">
            <text:p>3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52" calcext:value-type="float">
            <text:p>158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37" calcext:value-type="float">
            <text:p>11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76" calcext:value-type="float">
            <text:p>5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9" calcext:value-type="float">
            <text:p>2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76" calcext:value-type="float">
            <text:p>1337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35" calcext:value-type="float">
            <text:p>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1" calcext:value-type="float">
            <text:p>6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  <table:table-cell office:value-type="float" office:value="6" calcext:value-type="float">
            <text:p>6</text:p>
          </table:table-cell>
          <table:table-cell office:value-type="float" office:value="3813" calcext:value-type="float">
            <text:p>3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63" calcext:value-type="float">
            <text:p>133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68" calcext:value-type="float">
            <text:p>1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16" calcext:value-type="float">
            <text:p>5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4" calcext:value-type="float">
            <text:p>2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85" calcext:value-type="float">
            <text:p>148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18" calcext:value-type="float">
            <text:p>13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4" calcext:value-type="float">
            <text:p>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38" calcext:value-type="float">
            <text:p>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  <table:table-cell office:value-type="float" office:value="6" calcext:value-type="float">
            <text:p>6</text:p>
          </table:table-cell>
          <table:table-cell office:value-type="float" office:value="3729" calcext:value-type="float">
            <text:p>3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4" calcext:value-type="float">
            <text:p>133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48" calcext:value-type="float">
            <text:p>1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94" calcext:value-type="float">
            <text:p>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90" calcext:value-type="float">
            <text:p>5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5" calcext:value-type="float">
            <text:p>2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4" calcext:value-type="float">
            <text:p>1394</text:p>
          </table:table-cell>
          <table:table-cell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3" calcext:value-type="float">
            <text:p>1335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88" calcext:value-type="float">
            <text:p>3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70" calcext:value-type="float">
            <text:p>5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float" office:value="6" calcext:value-type="float">
            <text:p>6</text:p>
          </table:table-cell>
          <table:table-cell office:value-type="float" office:value="3519" calcext:value-type="float">
            <text:p>3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78" calcext:value-type="float">
            <text:p>133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13" calcext:value-type="float">
            <text:p>1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58" calcext:value-type="float">
            <text:p>3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44" calcext:value-type="float">
            <text:p>4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9" calcext:value-type="float">
            <text:p>2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34" calcext:value-type="float">
            <text:p>1334</text:p>
          </table:table-cell>
          <table:table-cell office:value-type="float" office:value="4" calcext:value-type="float">
            <text:p>4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63" calcext:value-type="float">
            <text:p>1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50" calcext:value-type="float">
            <text:p>3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87" calcext:value-type="float">
            <text:p>5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6" calcext:value-type="float">
            <text:p>2286</text:p>
          </table:table-cell>
          <table:table-cell office:value-type="float" office:value="6" calcext:value-type="float">
            <text:p>6</text:p>
          </table:table-cell>
          <table:table-cell office:value-type="float" office:value="3333" calcext:value-type="float">
            <text:p>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7" calcext:value-type="float">
            <text:p>133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55" calcext:value-type="float">
            <text:p>11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766" calcext:value-type="float">
            <text:p>4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9" calcext:value-type="float">
            <text:p>13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09" calcext:value-type="float">
            <text:p>5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  <table:table-cell office:value-type="float" office:value="6" calcext:value-type="float">
            <text:p>6</text:p>
          </table:table-cell>
          <table:table-cell office:value-type="float" office:value="3199" calcext:value-type="float">
            <text:p>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2" calcext:value-type="float">
            <text:p>13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43" calcext:value-type="float">
            <text:p>11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03" calcext:value-type="float">
            <text:p>4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58" calcext:value-type="float">
            <text:p>1258</text:p>
          </table:table-cell>
          <table:table-cell office:value-type="float" office:value="4" calcext:value-type="float">
            <text:p>4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76" calcext:value-type="float">
            <text:p>1337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5" calcext:value-type="float">
            <text:p>2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29" calcext:value-type="float">
            <text:p>2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10" calcext:value-type="float">
            <text:p>53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3" calcext:value-type="float">
            <text:p>2253</text:p>
          </table:table-cell>
          <table:table-cell office:value-type="float" office:value="6" calcext:value-type="float">
            <text:p>6</text:p>
          </table:table-cell>
          <table:table-cell office:value-type="float" office:value="3138" calcext:value-type="float">
            <text:p>3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6" calcext:value-type="float">
            <text:p>134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49" calcext:value-type="float">
            <text:p>1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40" calcext:value-type="float">
            <text:p>2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4" calcext:value-type="float">
            <text:p>2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42" calcext:value-type="float">
            <text:p>13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09" calcext:value-type="float">
            <text:p>2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21" calcext:value-type="float">
            <text:p>5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3" calcext:value-type="float">
            <text:p>2253</text:p>
          </table:table-cell>
          <table:table-cell office:value-type="float" office:value="6" calcext:value-type="float">
            <text:p>6</text:p>
          </table:table-cell>
          <table:table-cell office:value-type="float" office:value="3051" calcext:value-type="float">
            <text:p>3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66" calcext:value-type="float">
            <text:p>133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40" calcext:value-type="float">
            <text:p>11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74" calcext:value-type="float">
            <text:p>2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36" calcext:value-type="float">
            <text:p>4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1" calcext:value-type="float">
            <text:p>2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01" calcext:value-type="float">
            <text:p>134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97" calcext:value-type="float">
            <text:p>2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34" calcext:value-type="float">
            <text:p>5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float" office:value="6" calcext:value-type="float">
            <text:p>6</text:p>
          </table:table-cell>
          <table:table-cell office:value-type="float" office:value="2920" calcext:value-type="float">
            <text:p>2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71" calcext:value-type="float">
            <text:p>13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19" calcext:value-type="float">
            <text:p>1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95" calcext:value-type="float">
            <text:p>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14" calcext:value-type="float">
            <text:p>133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7" calcext:value-type="float">
            <text:p>2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97" calcext:value-type="float">
            <text:p>5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1" calcext:value-type="float">
            <text:p>2261</text:p>
          </table:table-cell>
          <table:table-cell office:value-type="float" office:value="6" calcext:value-type="float">
            <text:p>6</text:p>
          </table:table-cell>
          <table:table-cell office:value-type="float" office:value="2828" calcext:value-type="float">
            <text:p>2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38" calcext:value-type="float">
            <text:p>133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27" calcext:value-type="float">
            <text:p>1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03" calcext:value-type="float">
            <text:p>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4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1" calcext:value-type="float">
            <text:p>1335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9" calcext:value-type="float">
            <text:p>2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95" calcext:value-type="float">
            <text:p>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98" calcext:value-type="float">
            <text:p>5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9" calcext:value-type="float">
            <text:p>2249</text:p>
          </table:table-cell>
          <table:table-cell office:value-type="float" office:value="6" calcext:value-type="float">
            <text:p>6</text:p>
          </table:table-cell>
          <table:table-cell office:value-type="float" office:value="2806" calcext:value-type="float">
            <text:p>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71" calcext:value-type="float">
            <text:p>13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49" calcext:value-type="float">
            <text:p>11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18" calcext:value-type="float">
            <text:p>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1" calcext:value-type="float">
            <text:p>2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" calcext:value-type="float">
            <text:p>1073</text:p>
          </table:table-cell>
          <table:table-cell office:value-type="float" office:value="4" calcext:value-type="float">
            <text:p>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71" calcext:value-type="float">
            <text:p>133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11" calcext:value-type="float">
            <text:p>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83" calcext:value-type="float">
            <text:p>5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1" calcext:value-type="float">
            <text:p>2261</text:p>
          </table:table-cell>
          <table:table-cell office:value-type="float" office:value="6" calcext:value-type="float">
            <text:p>6</text:p>
          </table:table-cell>
          <table:table-cell office:value-type="float" office:value="2708" calcext:value-type="float">
            <text:p>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09" calcext:value-type="float">
            <text:p>133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26" calcext:value-type="float">
            <text:p>1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48" calcext:value-type="float">
            <text:p>2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01:53:10.198796766</meta:creation-date>
    <dc:date>2015-11-22T02:11:22.331314264</dc:date>
    <meta:editing-duration>PT12M45S</meta:editing-duration>
    <meta:editing-cycles>3</meta:editing-cycles>
    <meta:generator>LibreOffice/4.2.8.2$Linux_X86_64 LibreOffice_project/420m0$Build-2</meta:generator>
    <meta:document-statistic meta:table-count="1" meta:cell-count="1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54cm" svg:height="10.892cm" xlink:href=".." xlink:type="simple" chart:class="chart:scatter" chart:style-name="ch1">
        <chart:title svg:x="10.852cm" svg:y="0.353cm" chart:style-name="ch2">
          <text:p>Sudoku Solver</text:p>
        </chart:title>
        <chart:subtitle svg:x="9.873cm" svg:y="1.375cm" chart:style-name="ch3">
          <text:p>OpenMP BFS Decision Tree</text:p>
        </chart:subtitle>
        <chart:legend chart:legend-position="end" svg:x="22.888cm" svg:y="3.902cm" style:legend-expansion="high" chart:style-name="ch4"/>
        <chart:plot-area chart:style-name="ch5" table:cell-range-address="Sheet1.A3:Sheet1.B102 Sheet1.A1:Sheet1.A1 Sheet1.C1:Sheet1.C1 Sheet1.D3:Sheet1.D102 Sheet1.E1:Sheet1.E1 Sheet1.F3:Sheet1.F102 Sheet1.G1:Sheet1.G1 Sheet1.H3:Sheet1.H102 Sheet1.I1:Sheet1.I1 Sheet1.J3:Sheet1.J102 Sheet1.K1:Sheet1.K1 Sheet1.L3:Sheet1.L102" chart:data-source-has-labels="row" svg:x="1.506cm" svg:y="2.301cm" svg:width="20.887cm" svg:height="7.393cm">
          <chartooo:coordinate-region svg:x="2.683cm" svg:y="2.5cm" svg:width="19.523cm" svg:height="6.547cm"/>
          <chart:axis chart:dimension="x" chart:name="primary-x" chart:style-name="ch6">
            <chart:title svg:x="10.331cm" svg:y="9.911cm" chart:style-name="ch7">
              <text:p>Number of Unknowns</text:p>
            </chart:title>
          </chart:axis>
          <chart:axis chart:dimension="y" chart:name="primary-y" chart:style-name="ch8">
            <chart:title svg:x="0.451cm" svg:y="6.398cm" chart:style-name="ch9">
              <text:p>Time</text:p>
            </chart:title>
            <chart:grid chart:style-name="ch10" chart:class="major"/>
          </chart:axis>
          <chart:series chart:style-name="ch11" chart:values-cell-range-address="Sheet1.B3:Sheet1.B102" chart:label-cell-address="Sheet1.A1:Sheet1.A1" chart:class="chart:scatter">
            <chart:domain table:cell-range-address="Sheet1.A3:Sheet1.A102"/>
            <chart:data-point chart:repeated="100"/>
          </chart:series>
          <chart:series chart:style-name="ch12" chart:values-cell-range-address="Sheet1.D3:Sheet1.D102" chart:label-cell-address="Sheet1.C1:Sheet1.C1" chart:class="chart:scatter">
            <chart:domain table:cell-range-address="Sheet1.C3:Sheet1.C102"/>
            <chart:data-point chart:repeated="100"/>
          </chart:series>
          <chart:series chart:style-name="ch13" chart:values-cell-range-address="Sheet1.F3:Sheet1.F102" chart:label-cell-address="Sheet1.E1:Sheet1.E1" chart:class="chart:scatter">
            <chart:domain table:cell-range-address="Sheet1.E3:Sheet1.E102"/>
            <chart:data-point chart:repeated="100"/>
          </chart:series>
          <chart:series chart:style-name="ch14" chart:values-cell-range-address="Sheet1.H3:Sheet1.H102" chart:label-cell-address="Sheet1.G1:Sheet1.G1" chart:class="chart:scatter">
            <chart:domain table:cell-range-address="Sheet1.G3:Sheet1.G102"/>
            <chart:data-point chart:repeated="100"/>
          </chart:series>
          <chart:series chart:style-name="ch15" chart:values-cell-range-address="Sheet1.J3:Sheet1.J102" chart:label-cell-address="Sheet1.I1:Sheet1.I1" chart:class="chart:scatter">
            <chart:domain table:cell-range-address="Sheet1.I3:Sheet1.I102"/>
            <chart:data-point chart:repeated="100"/>
          </chart:series>
          <chart:series chart:style-name="ch16" chart:values-cell-range-address="Sheet1.L3:Sheet1.L102" chart:label-cell-address="Sheet1.K1:Sheet1.K1" chart:class="chart:scatter">
            <chart:domain table:cell-range-address="Sheet1.K3:Sheet1.K102"/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mp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Omp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mp4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Omp8</text:p>
                <draw:g>
                  <svg:desc>Sheet1.G1:Sheet1.G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mp16</text:p>
                <draw:g>
                  <svg:desc>Sheet1.I1:Sheet1.I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Omp32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02</svg:desc>
                </draw:g>
              </table:table-cell>
              <table:table-cell office:value-type="float" office:value="1">
                <text:p>1</text:p>
                <draw:g>
                  <svg:desc>Sheet1.B3:Sheet1.B102</svg:desc>
                </draw:g>
              </table:table-cell>
              <table:table-cell office:value-type="float" office:value="0">
                <text:p>0</text:p>
                <draw:g>
                  <svg:desc>Sheet1.C3:Sheet1.C102</svg:desc>
                </draw:g>
              </table:table-cell>
              <table:table-cell office:value-type="float" office:value="0">
                <text:p>0</text:p>
                <draw:g>
                  <svg:desc>Sheet1.D3:Sheet1.D102</svg:desc>
                </draw:g>
              </table:table-cell>
              <table:table-cell office:value-type="float" office:value="6">
                <text:p>6</text:p>
                <draw:g>
                  <svg:desc>Sheet1.E3:Sheet1.E102</svg:desc>
                </draw:g>
              </table:table-cell>
              <table:table-cell office:value-type="float" office:value="7068">
                <text:p>7068</text:p>
                <draw:g>
                  <svg:desc>Sheet1.F3:Sheet1.F102</svg:desc>
                </draw:g>
              </table:table-cell>
              <table:table-cell office:value-type="float" office:value="0">
                <text:p>0</text:p>
                <draw:g>
                  <svg:desc>Sheet1.G3:Sheet1.G102</svg:desc>
                </draw:g>
              </table:table-cell>
              <table:table-cell office:value-type="float" office:value="0">
                <text:p>0</text:p>
                <draw:g>
                  <svg:desc>Sheet1.H3:Sheet1.H102</svg:desc>
                </draw:g>
              </table:table-cell>
              <table:table-cell office:value-type="float" office:value="8">
                <text:p>8</text:p>
                <draw:g>
                  <svg:desc>Sheet1.I3:Sheet1.I102</svg:desc>
                </draw:g>
              </table:table-cell>
              <table:table-cell office:value-type="float" office:value="13853">
                <text:p>13853</text:p>
                <draw:g>
                  <svg:desc>Sheet1.J3:Sheet1.J102</svg:desc>
                </draw:g>
              </table:table-cell>
              <table:table-cell office:value-type="float" office:value="0">
                <text:p>0</text:p>
                <draw:g>
                  <svg:desc>Sheet1.K3:Sheet1.K102</svg:desc>
                </draw:g>
              </table:table-cell>
              <table:table-cell office:value-type="float" office:value="1">
                <text:p>1</text:p>
                <draw:g>
                  <svg:desc>Sheet1.L3:Sheet1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900">
                <text:p>5900</text:p>
              </table:table-cell>
              <table:table-cell office:value-type="float" office:value="6">
                <text:p>6</text:p>
              </table:table-cell>
              <table:table-cell office:value-type="float" office:value="5929">
                <text:p>59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21">
                <text:p>22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612">
                <text:p>27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4">
                <text:p>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399">
                <text:p>10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46">
                <text:p>2346</text:p>
              </table:table-cell>
              <table:table-cell office:value-type="float" office:value="4">
                <text:p>4</text:p>
              </table:table-cell>
              <table:table-cell office:value-type="float" office:value="1879">
                <text:p>1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122">
                <text:p>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878">
                <text:p>10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070">
                <text:p>5070</text:p>
              </table:table-cell>
              <table:table-cell office:value-type="float" office:value="6">
                <text:p>6</text:p>
              </table:table-cell>
              <table:table-cell office:value-type="float" office:value="5549">
                <text:p>5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86">
                <text:p>2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6672">
                <text:p>26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535">
                <text:p>19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112">
                <text:p>5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723">
                <text:p>8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713">
                <text:p>3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1556">
                <text:p>1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0885">
                <text:p>20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339">
                <text:p>3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676">
                <text:p>4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251">
                <text:p>9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342">
                <text:p>3342</text:p>
              </table:table-cell>
              <table:table-cell office:value-type="float" office:value="6">
                <text:p>6</text:p>
              </table:table-cell>
              <table:table-cell office:value-type="float" office:value="4947">
                <text:p>49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27">
                <text:p>2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8514">
                <text:p>185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69">
                <text:p>1469</text:p>
              </table:table-cell>
              <table:table-cell office:value-type="float" office:value="4">
                <text:p>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4474">
                <text:p>144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394">
                <text:p>43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544">
                <text:p>7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852">
                <text:p>2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04">
                <text:p>1804</text:p>
              </table:table-cell>
              <table:table-cell office:value-type="float" office:value="4">
                <text:p>4</text:p>
              </table:table-cell>
              <table:table-cell office:value-type="float" office:value="1386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6357">
                <text:p>16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707">
                <text:p>2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157">
                <text:p>4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294">
                <text:p>8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630">
                <text:p>2630</text:p>
              </table:table-cell>
              <table:table-cell office:value-type="float" office:value="6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5096">
                <text:p>150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15">
                <text:p>1315</text:p>
              </table:table-cell>
              <table:table-cell office:value-type="float" office:value="4">
                <text:p>4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1995">
                <text:p>1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123">
                <text:p>41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893">
                <text:p>6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50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1273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3858">
                <text:p>13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289">
                <text:p>22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878">
                <text:p>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568">
                <text:p>7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264">
                <text:p>2264</text:p>
              </table:table-cell>
              <table:table-cell office:value-type="float" office:value="6">
                <text:p>6</text:p>
              </table:table-cell>
              <table:table-cell office:value-type="float" office:value="4170">
                <text:p>4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58">
                <text:p>1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3330">
                <text:p>13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  <table:table-cell office:value-type="float" office:value="4">
                <text:p>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1425">
                <text:p>114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802">
                <text:p>3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393">
                <text:p>6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259">
                <text:p>22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12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1147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3346">
                <text:p>13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260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695">
                <text:p>36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943">
                <text:p>6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254">
                <text:p>2254</text:p>
              </table:table-cell>
              <table:table-cell office:value-type="float" office:value="6">
                <text:p>6</text:p>
              </table:table-cell>
              <table:table-cell office:value-type="float" office:value="3957">
                <text:p>3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53">
                <text:p>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5852">
                <text:p>15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26">
                <text:p>1126</text:p>
              </table:table-cell>
              <table:table-cell office:value-type="float" office:value="4">
                <text:p>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1037">
                <text:p>11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520">
                <text:p>3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876">
                <text:p>5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259">
                <text:p>2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50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264">
                <text:p>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535">
                <text:p>3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551">
                <text:p>6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2257">
                <text:p>2257</text:p>
              </table:table-cell>
              <table:table-cell office:value-type="float" office:value="6">
                <text:p>6</text:p>
              </table:table-cell>
              <table:table-cell office:value-type="float" office:value="3813">
                <text:p>3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74">
                <text:p>1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3363">
                <text:p>13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25">
                <text:p>1025</text:p>
              </table:table-cell>
              <table:table-cell office:value-type="float" office:value="4">
                <text:p>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1068">
                <text:p>1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337">
                <text:p>33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516">
                <text:p>5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85">
                <text:p>1485</text:p>
              </table:table-cell>
              <table:table-cell office:value-type="float" office:value="4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13418">
                <text:p>134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338">
                <text:p>3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083">
                <text:p>6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2257">
                <text:p>2257</text:p>
              </table:table-cell>
              <table:table-cell office:value-type="float" office:value="6">
                <text:p>6</text:p>
              </table:table-cell>
              <table:table-cell office:value-type="float" office:value="3729">
                <text:p>3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3354">
                <text:p>13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74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1048">
                <text:p>1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194">
                <text:p>3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190">
                <text:p>5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2255">
                <text:p>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94">
                <text:p>1394</text:p>
              </table:table-cell>
              <table:table-cell office:value-type="float" office:value="4">
                <text:p>4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3353">
                <text:p>13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2266">
                <text:p>2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188">
                <text:p>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870">
                <text:p>5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262">
                <text:p>2262</text:p>
              </table:table-cell>
              <table:table-cell office:value-type="float" office:value="6">
                <text:p>6</text:p>
              </table:table-cell>
              <table:table-cell office:value-type="float" office:value="3519">
                <text:p>3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3378">
                <text:p>13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08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11113">
                <text:p>111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058">
                <text:p>3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944">
                <text:p>4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2259">
                <text:p>2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34">
                <text:p>1334</text:p>
              </table:table-cell>
              <table:table-cell office:value-type="float" office:value="4">
                <text:p>4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13363">
                <text:p>13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2263">
                <text:p>2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50">
                <text:p>3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2286">
                <text:p>2286</text:p>
              </table:table-cell>
              <table:table-cell office:value-type="float" office:value="6">
                <text:p>6</text:p>
              </table:table-cell>
              <table:table-cell office:value-type="float" office:value="3333">
                <text:p>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13357">
                <text:p>13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82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11055">
                <text:p>110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933">
                <text:p>29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766">
                <text:p>4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265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78">
                <text:p>1278</text:p>
              </table:table-cell>
              <table:table-cell office:value-type="float" office:value="4">
                <text:p>4</text:p>
              </table:table-cell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13359">
                <text:p>133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261">
                <text:p>2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933">
                <text:p>2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309">
                <text:p>5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257">
                <text:p>2257</text:p>
              </table:table-cell>
              <table:table-cell office:value-type="float" office:value="6">
                <text:p>6</text:p>
              </table:table-cell>
              <table:table-cell office:value-type="float" office:value="3199">
                <text:p>3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62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13352">
                <text:p>133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11043">
                <text:p>1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603">
                <text:p>4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58">
                <text:p>1258</text:p>
              </table:table-cell>
              <table:table-cell office:value-type="float" office:value="4">
                <text:p>4</text:p>
              </table:table-cell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255">
                <text:p>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829">
                <text:p>2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310">
                <text:p>5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253">
                <text:p>2253</text:p>
              </table:table-cell>
              <table:table-cell office:value-type="float" office:value="6">
                <text:p>6</text:p>
              </table:table-cell>
              <table:table-cell office:value-type="float" office:value="3138">
                <text:p>3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01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13496">
                <text:p>13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1049">
                <text:p>1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740">
                <text:p>2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624">
                <text:p>4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06">
                <text:p>1206</text:p>
              </table:table-cell>
              <table:table-cell office:value-type="float" office:value="4">
                <text:p>4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3742">
                <text:p>13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2260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709">
                <text:p>2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321">
                <text:p>5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2253">
                <text:p>2253</text:p>
              </table:table-cell>
              <table:table-cell office:value-type="float" office:value="6">
                <text:p>6</text:p>
              </table:table-cell>
              <table:table-cell office:value-type="float" office:value="3051">
                <text:p>3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11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13366">
                <text:p>13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61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11040">
                <text:p>1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674">
                <text:p>2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636">
                <text:p>4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2271">
                <text:p>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50">
                <text:p>1150</text:p>
              </table:table-cell>
              <table:table-cell office:value-type="float" office:value="4">
                <text:p>4</text:p>
              </table:table-cell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13401">
                <text:p>1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269">
                <text:p>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97">
                <text:p>2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334">
                <text:p>5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2265">
                <text:p>2265</text:p>
              </table:table-cell>
              <table:table-cell office:value-type="float" office:value="6">
                <text:p>6</text:p>
              </table:table-cell>
              <table:table-cell office:value-type="float" office:value="2920">
                <text:p>2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3371">
                <text:p>13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53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11019">
                <text:p>1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95">
                <text:p>2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610">
                <text:p>4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  <table:table-cell office:value-type="float" office:value="2264">
                <text:p>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47">
                <text:p>1147</text:p>
              </table:table-cell>
              <table:table-cell office:value-type="float" office:value="4">
                <text:p>4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13314">
                <text:p>13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2267">
                <text:p>2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297">
                <text:p>5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2261">
                <text:p>2261</text:p>
              </table:table-cell>
              <table:table-cell office:value-type="float" office:value="6">
                <text:p>6</text:p>
              </table:table-cell>
              <table:table-cell office:value-type="float" office:value="2828">
                <text:p>2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08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13338">
                <text:p>13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51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11027">
                <text:p>1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03">
                <text:p>2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616">
                <text:p>4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2262">
                <text:p>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01">
                <text:p>1101</text:p>
              </table:table-cell>
              <table:table-cell office:value-type="float" office:value="4">
                <text:p>4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13351">
                <text:p>13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269">
                <text:p>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95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298">
                <text:p>5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2249">
                <text:p>2249</text:p>
              </table:table-cell>
              <table:table-cell office:value-type="float" office:value="6">
                <text:p>6</text:p>
              </table:table-cell>
              <table:table-cell office:value-type="float" office:value="2806">
                <text:p>2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13371">
                <text:p>13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52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11349">
                <text:p>11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18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617">
                <text:p>4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2271">
                <text:p>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73">
                <text:p>1073</text:p>
              </table:table-cell>
              <table:table-cell office:value-type="float" office:value="4">
                <text:p>4</text:p>
              </table:table-cell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13371">
                <text:p>13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2253">
                <text:p>22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283">
                <text:p>5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2261">
                <text:p>2261</text:p>
              </table:table-cell>
              <table:table-cell office:value-type="float" office:value="6">
                <text:p>6</text:p>
              </table:table-cell>
              <table:table-cell office:value-type="float" office:value="2708">
                <text:p>2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13309">
                <text:p>13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57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1026">
                <text:p>11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609">
                <text:p>4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